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family-generic="system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00c6c1"/>
    </style:style>
    <style:style style:name="P2" style:family="paragraph" style:parent-style-name="Text_20_body">
      <style:text-properties officeooo:paragraph-rsid="0000c6c1"/>
    </style:style>
    <style:style style:name="P3" style:family="paragraph" style:parent-style-name="Text_20_body">
      <style:text-properties officeooo:rsid="0000c6c1" officeooo:paragraph-rsid="0000c6c1"/>
    </style:style>
    <style:style style:name="P4" style:family="paragraph" style:parent-style-name="Text_20_body">
      <style:text-properties officeooo:rsid="00012927" officeooo:paragraph-rsid="00012927"/>
    </style:style>
    <style:style style:name="P5" style:family="paragraph" style:parent-style-name="Text_20_body">
      <style:text-properties officeooo:rsid="00012927" officeooo:paragraph-rsid="00012927"/>
    </style:style>
    <style:style style:name="P6" style:family="paragraph" style:parent-style-name="Text_20_body">
      <style:text-properties officeooo:rsid="00029a8f" officeooo:paragraph-rsid="00029a8f"/>
    </style:style>
    <style:style style:name="P7" style:family="paragraph" style:parent-style-name="Heading_20_1" style:master-page-name="MP0">
      <style:paragraph-properties style:page-number="auto" fo:break-before="page"/>
      <style:text-properties officeooo:paragraph-rsid="0000c6c1"/>
    </style:style>
    <style:style style:name="P8" style:family="paragraph" style:parent-style-name="Heading_20_2">
      <style:text-properties officeooo:paragraph-rsid="0000c6c1"/>
    </style:style>
    <style:style style:name="T1" style:family="text">
      <style:text-properties officeooo:rsid="0021683a"/>
    </style:style>
    <style:style style:name="T2" style:family="text">
      <style:text-properties officeooo:rsid="0000c6c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1">Arduino 101 continuous <text:span text:style-name="T2">Dog Bowl </text:span>weight scale Project Diary</text:h>
      <text:p text:style-name="P1">Brad Needham</text:p>
      <text:p text:style-name="P1">Begun <text:span text:style-name="T2">July 16</text:span>, 2016</text:p>
      <text:p text:style-name="P1">Project blog at <text:span text:style-name="T2">TO DO</text:span></text:p>
      <text:p text:style-name="P1">@bneedhamia <text:span text:style-name="T1">on Twitter</text:span></text:p>
      <text:p text:style-name="P1"/>
      <text:h text:style-name="P8" text:outline-level="2">Summary</text:h>
      <text:p text:style-name="P3">I want to automatically weigh our dog’s water bowl, to be able to measure a) when and how much she drinks, and b) when we refill the bowl. <text:s/>The weight is (will be) measured by an Arduino 101 which reads a 10kg Load Cell via a Load Cell Amplifier, then transmits the result via BLE (Bluetooth Low Energy) to a Raspberry Pi gateway, which relays the data to the cloud via WiFi.</text:p>
      <text:p text:style-name="P3">Analysis of the raw weight data over time should show when Pippa drinks and when we refill her bowl. With a little more programming, I could add a low-water alarm based on the weight of the empty bowl – but running out of water doesn’t seem to be a problem for us.</text:p>
      <text:p text:style-name="P2"><text:span text:style-name="T2">This project is similar, technologically to my Dog Bed Weight Scale, </text:span><text:a xlink:type="simple" xlink:href="https://github.com/bneedhamia/CurieBLEWeightMonitor" text:style-name="Internet_20_link" text:visited-style-name="Visited_20_Internet_20_Link"><text:span text:style-name="T2">CurieBLEWeightMonitor</text:span></text:a><text:span text:style-name="T2">.</text:span></text:p>
      <text:h text:style-name="P8" text:outline-level="2">Status</text:h>
      <text:p text:style-name="P3">I’m just beginning the notes on the project. <text:s/>The project lies ahead.</text:p>
      <text:h text:style-name="P8" text:outline-level="2"><text:span text:style-name="T2">July 16</text:span>, 2016 – <text:span text:style-name="T2">It begins</text:span></text:h>
      <text:p text:style-name="P3">Just writing up basic notes so far.</text:p>
      <text:h text:style-name="Heading_20_2" text:outline-level="2">July 17, 2016 – Mechanical design thoughts</text:h>
      <text:p text:style-name="P4">I sketched up the mechanical connections of the Load Cell, based on the examples in Sparkfun’s Load Cell Amplifier HX711 Breakout Hookup Guide, at <text:a xlink:type="simple" xlink:href="https://learn.sparkfun.com/tutorials/load-cell-amplifier-hx711-breakout-hookup-guide" text:style-name="Internet_20_link" text:visited-style-name="Visited_20_Internet_20_Link">https://learn.sparkfun.com/tutorials/load-cell-amplifier-hx711-breakout-hookup-guide</text:a>.</text:p>
      <text:p text:style-name="P4">I noticed two challenges: 1) how to keep dog water-bowl water out of the electronics, and 2) if I use an outside edge to keep water out, how to assemble the whole thing?</text:p>
      <text:p text:style-name="P4">I decided to use MDF (Medium Density Fiberboard) as the main construction material, because MDF holds screws well, is nicely waterproof when properly finished/painted, and I have a lot of it left over from a failed attempt to make a CNC machine. <text:s/>A square box with an outside curtain should keep the water out of the electronics, and if I fasten it to the top with bolts, I should be able to assemble it after assembling the other parts.</text:p>
      <text:p text:style-name="P4">I’m not entirely happy with the decision to fasten the MDF with bolts – that’s a very expensive way of connecting it, and takes a lot of precision. <text:s/>After thinking about the design a bit, I realized that I can put an access hole in the center of the bottom piece, which will let me get a nut driver to the center Load bolts, which will let me assemble or remove the top part, with the glued-on curtain, as a final assembly step.</text:p>
      <text:h text:style-name="Heading_20_2" text:outline-level="2"><text:soft-page-break/>July 20, 2016 – Detailed mechanical design</text:h>
      <text:p text:style-name="P6">I decided that 3/4” MDF was way too thick for the project, and decided to go with 1/2” MDF. <text:s/>Bought a 2’x4’ sheet of 1/2” MDF and cut out a top (7” square) and bottom (5-1/2” square). <text:s/>I also bored a 1-1/8” access hole in the center of the bottom piece (see the mechanical notes).</text:p>
      <text:p text:style-name="P6">With the bottom piece cut out I roughly laid out the 3 parts of the circuit: the Load Cell, Load Cell Amplifier, and Arduino 101. <text:s/>I then picked a desired gap between the top and bottom MDF pieces – this gap needs to be large enough that no electrical parts from the circuit on the bottom piece touch the top piece. <text:s/>Using the gap, I then calculated what general height I want for the spacers that separate the Load Cell from the top and bottom MDF pieces.</text:p>
      <text:p text:style-name="P6">With all those numbers in place, and with the datasheet of the Load Cell, I worked out the hardware needed (bolts, nuts, spacers), and looked them up on McMaster-Carr.</text:p>
      <text:p text:style-name="P6">Once the parts arrive I can assemble the top, bottom, and Load Cell, then I can measure what height I want for the sides of this MDF box. <text:s/>The sides will fasten to the top to prevent spilled water from getting into the electronic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family-generic="system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 fo:hyphenation-remain-char-count="2" fo:hyphenation-push-char-count="2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in" loext:contextual-spacing="false" fo:hyphenation-ladder-count="no-limit"/>
      <style:text-properties fo:font-weight="bold" style:font-weight-asian="bold" style:font-weight-complex="bold" fo:hyphenate="false" fo:hyphenation-remain-char-count="2" fo:hyphenation-push-char-count="2"/>
    </style:style>
    <style:style style:name="WW_5f_CharLFO1LVL1" style:display-name="WW_CharLFO1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2" style:display-name="WW_CharLFO1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3" style:display-name="WW_CharLFO1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4" style:display-name="WW_CharLFO1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5" style:display-name="WW_CharLFO1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6" style:display-name="WW_CharLFO1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7" style:display-name="WW_CharLFO1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8" style:display-name="WW_CharLFO1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9" style:display-name="WW_CharLFO1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6T17:00:19.000136706</meta:creation-date>
    <dc:date>2016-07-20T22:23:26.484622166</dc:date>
    <meta:editing-duration>PT28M11S</meta:editing-duration>
    <meta:editing-cycles>3</meta:editing-cycles>
    <meta:generator>LibreOffice/5.1.4.2$Linux_X86_64 LibreOffice_project/10m0$Build-2</meta:generator>
    <meta:document-statistic meta:table-count="0" meta:image-count="0" meta:object-count="0" meta:page-count="2" meta:paragraph-count="23" meta:word-count="629" meta:character-count="3488" meta:non-whitespace-character-count="2867"/>
  </office:meta>
</office:document-meta>
</file>